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Heading_20_2">
      <style:paragraph-properties fo:margin-left="0.4925in" fo:margin-right="0in" fo:text-indent="-0.4in" style:auto-text-indent="false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Увод<text:tab/>1</text:p>
          <text:p text:style-name="P3">Използвани технологии<text:tab/>1</text:p>
          <text:p text:style-name="P3">Техническо ръководство<text:tab/>1</text:p>
          <text:p text:style-name="P4">Инсталация<text:tab/>1</text:p>
        </text:index-body>
      </text:table-of-content>
      <text:h text:style-name="Heading_20_1" text:outline-level="1"/>
      <text:h text:style-name="Heading_20_1" text:outline-level="1">Увод</text:h>
      <text:p text:style-name="Text_20_body">@todo</text:p>
      <text:h text:style-name="Heading_20_1" text:outline-level="1">Използвани технологии</text:h>
      <text:p text:style-name="Text_20_body">@todo</text:p>
      <text:h text:style-name="Heading_20_1" text:outline-level="1">Техническо ръководство</text:h>
      <text:table-of-content text:style-name="Sect1" text:protected="true" text:name="Table of Contents2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">Техническо ръководство<text:tab/>1</text:p>
          <text:p text:style-name="P4">Инсталация<text:tab/>1</text:p>
          <text:p text:style-name="P5">Php<text:tab/>2</text:p>
          <text:p text:style-name="P5">Git<text:tab/>2</text:p>
          <text:p text:style-name="P5">Ptbfw<text:tab/>2</text:p>
          <text:p text:style-name="P5">Composer<text:tab/>3</text:p>
          <text:p text:style-name="P5">PHPUnit<text:tab/>3</text:p>
          <text:p text:style-name="P5">Selenium 2 driver &amp; java<text:tab/>3</text:p>
          <text:p text:style-name="P5">FirePath<text:tab/>3</text:p>
          <text:p text:style-name="P5">Стартиране<text:tab/>3</text:p>
          <text:p text:style-name="P5">Още за Composer<text:tab/>3</text:p>
        </text:index-body>
      </text:table-of-content>
      <text:h text:style-name="P2" text:outline-level="2"/>
      <text:h text:style-name="Heading_20_2" text:outline-level="2">Инсталация</text:h>
      <text:table-of-content text:style-name="Sect1" text:protected="true" text:name="Table of Contents3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3_Head">
            <text:p text:style-name="Contents_20_Heading">Table of Contents</text:p>
          </text:index-title>
          <text:p text:style-name="P3">Техническо ръководство<text:tab/>1</text:p>
          <text:p text:style-name="P4">Инсталация<text:tab/>1</text:p>
          <text:p text:style-name="P5">Php<text:tab/>2</text:p>
          <text:p text:style-name="P5">Git<text:tab/>2</text:p>
          <text:p text:style-name="P5">Ptbfw<text:tab/>2</text:p>
          <text:p text:style-name="P5"><text:soft-page-break/>Composer<text:tab/>3</text:p>
          <text:p text:style-name="P5">PHPUnit<text:tab/>3</text:p>
          <text:p text:style-name="P5">Selenium 2 driver &amp; java<text:tab/>3</text:p>
          <text:p text:style-name="P5">FirePath<text:tab/>3</text:p>
          <text:p text:style-name="P5">Стартиране<text:tab/>3</text:p>
          <text:p text:style-name="P5">Още за Composer<text:tab/>3</text:p>
        </text:index-body>
      </text:table-of-content>
      <text:p text:style-name="Text_20_body"/>
      <text:h text:style-name="Heading_20_3" text:outline-level="3">Php</text:h>
      <text:p text:style-name="Text_20_body">Изисква се php версия 5.3,може да бъде изтеглена от <text:a xlink:type="simple" xlink:href="http://www.php.net/">http://www.php.net/</text:a>. За <text:span text:style-name="T1">debian</text:span> базираните дистрибуции е най-добре да ползваме хранилищата, инсталираме чрез</text:p>
      <text:p text:style-name="code">$ apt-get install php5</text:p>
      <text:p text:style-name="Text_20_body">Версията на php може да проверим чрез командата php-v</text:p>
      <text:p text:style-name="code">$ php -v</text:p>
      <text:p text:style-name="Text_20_body">PHP <text:span text:style-name="T1">5.4.0-3</text:span> (cli) (built: Mar 21 2012 20:33:26) </text:p>
      <text:p text:style-name="Text_20_body">Copyright (c) 1997-2012 The PHP Group</text:p>
      <text:p text:style-name="Text_20_body">Zend Engine v2.4.0, Copyright (c) 1998-2012 Zend Technologies</text:p>
      <text:p text:style-name="Text_20_body">в конкретния случай имаме версия 5.4.0-3</text:p>
      <text:p text:style-name="Text_20_body">Behat изисква php версия 5.3 или по-нова.</text:p>
      <text:p text:style-name="Text_20_body"/>
      <text:h text:style-name="Heading_20_3" text:outline-level="3">Git</text:h>
      <text:p text:style-name="Text_20_body">Кодът на проекта се намира в хранилищата на github. За да изтеглим кода ще ни трябва git. Може да бъде изтеглен от <text:a xlink:type="simple" xlink:href="http://git-scm.com/">http://git-scm.com/</text:a> . За debian базираните дистрибуции е най-добре да ползваме хранилищата, инсталираме чрез</text:p>
      <text:p text:style-name="code">$ apt-get install git</text:p>
      <text:p text:style-name="Text_20_body"/>
      <text:h text:style-name="Heading_20_3" text:outline-level="3">Ptbfw</text:h>
      <text:p text:style-name="Text_20_body">Изтегламе кода на проекта чрез git</text:p>
      <text:p text:style-name="code">$ git clone git@github.com:ptbfw/ptbfw.git</text:p>
      <text:p text:style-name="Text_20_body">За обновления проверяваме чрез командата</text:p>
      <text:p text:style-name="code">$ git pull</text:p>
      <text:p text:style-name="Text_20_body">Сега имаме ядрото на проекта, но не и зависимите пакети. За разрешаване на зависимостите използваме Composer</text:p>
      <text:h text:style-name="Heading_20_3" text:outline-level="3"><text:soft-page-break/>Composer</text:h>
      <text:p text:style-name="Text_20_body"><text:a xlink:type="simple" xlink:href="http://getcomposer.org/">http://getcomposer.org/</text:a> . Изтегляме изпълним файл чрез командата</text:p>
      <text:p text:style-name="code">$ wget http://getcomposer.org/composer.phar</text:p>
      <text:p text:style-name="Text_20_body"/>
      <text:p text:style-name="Text_20_body">за да инсталираме нужните разширения, трябва да сме в директрорията на проекта(ptbfw) и да изпълним следната команда</text:p>
      <text:p text:style-name="code">$ php composer.phar composer install</text:p>
      <text:p text:style-name="Text_20_body">за да следим за обновления по зависимите пакети изпълняваме</text:p>
      <text:p text:style-name="code">$ php composer.phar composer update</text:p>
      <text:p text:style-name="note">Ако използвате <text:span text:style-name="Source_20_Text"><text:span text:style-name="T1">suhosein</text:span></text:span><text:span text:style-name="Source_20_Text">, ще се наложи да whitelist-нете phar. В php.ini за команден ред (/etc/php5/</text:span><text:span text:style-name="Source_20_Text"><text:span text:style-name="T1">cli</text:span></text:span><text:span text:style-name="Source_20_Text">/php.ini) добавете</text:span></text:p>
      <text:p text:style-name="code"><text:span text:style-name="Source_20_Text">suhosin.executor.include.whitelist="phar"</text:span></text:p>
      <text:h text:style-name="Heading_20_3" text:outline-level="3">PHPUnit</text:h>
      <text:p text:style-name="Text_20_body">Behat използва assert функциите на php unit, поне аз не знам как да инсталираме php unit чрез composer, затова ще използваме <text:span text:style-name="T1">pear</text:span></text:p>
      <text:p text:style-name="code"><text:span text:style-name="Strong_20_Emphasis">$ pear channel-discover pear.phpunit.de</text:span></text:p>
      <text:p text:style-name="code"><text:span text:style-name="Strong_20_Emphasis">$ pear channel-discover pear.symfony-project.com</text:span></text:p>
      <text:p text:style-name="code"><text:span text:style-name="Strong_20_Emphasis">$ pear install pear.phpunit.de/PHPUnit</text:span></text:p>
      <text:h text:style-name="Heading_20_3" text:outline-level="3">Selenium 2 driver &amp; java</text:h>
      <text:p text:style-name="Text_20_body">Изтегляме Selenium Server (the Selenium RC Server) от <text:a xlink:type="simple" xlink:href="http://seleniumhq.org/download/">http://seleniumhq.org/download/</text:a>. Също и последна версия на java, препоръчително на sun <text:a xlink:type="simple" xlink:href="http://www.oracle.com/technetwork/java/javase/downloads/index.html">http://www.oracle.com/technetwork/java/javase/downloads/index.html</text:a> ще използваме архивираната версия. Разархивираме java архива и стартираме selenium сървъва чрез</text:p>
      <text:p text:style-name="code">$ sunJava/bin/java -jar selenium/selenium-server-standalone.jar</text:p>
      <text:h text:style-name="Heading_20_3" text:outline-level="3">FirePath</text:h>
      <text:p text:style-name="Text_20_body"><text:span text:style-name="Strong_20_Emphasis"><text:span text:style-name="T1">FirePath</text:span></text:span><text:span text:style-name="Strong_20_Emphasis"><text:span text:style-name="T2"> </text:span></text:span><text:a xlink:type="simple" xlink:href="https://addons.mozilla.org/en-US/firefox/addon/firepath/%20"><text:span text:style-name="Strong_20_Emphasis"><text:span text:style-name="T2">https://addons.mozilla.org/en-US/firefox/addon/firepath/ </text:span></text:span></text:a><text:span text:style-name="Strong_20_Emphasis"><text:span text:style-name="T2"><text:s/>е добавка за </text:span></text:span><text:span text:style-name="Strong_20_Emphasis"><text:span text:style-name="T1">firefox</text:span></text:span><text:span text:style-name="Strong_20_Emphasis"><text:span text:style-name="T2">, с нея можем да тестваме селектори по </text:span></text:span><text:span text:style-name="Strong_20_Emphasis"><text:span text:style-name="T1">xpath</text:span></text:span><text:span text:style-name="Strong_20_Emphasis"><text:span text:style-name="T2">, изисква инсталирани </text:span></text:span><text:span text:style-name="Strong_20_Emphasis"><text:span text:style-name="T1">firebug</text:span></text:span><text:span text:style-name="Strong_20_Emphasis"><text:span text:style-name="T2"> - </text:span></text:span><text:a xlink:type="simple" xlink:href="https://addons.mozilla.org/en-US/firefox/addon/firebug/"><text:span text:style-name="Strong_20_Emphasis"><text:span text:style-name="T2">https://addons.mozilla.org/en-US/firefox/addon/firebug/</text:span></text:span></text:a></text:p>
      <text:h text:style-name="Heading_20_3" text:outline-level="3">Стартиране</text:h>
      <text:p text:style-name="Text_20_body">Можем да стартираме тестовете чрез</text:p>
      <text:p text:style-name="code">$ ptbfw/vendor/behat/behat/bin/behat</text:p>
      <text:h text:style-name="Heading_20_3" text:outline-level="3"><text:soft-page-break/>Още за Composer</text:h>
      <text:p text:style-name="Text_20_body">За обновления по composer следим чрез командата</text:p>
      <text:p text:style-name="code">$ php composer.phar self-update</text:p>
      <text:p text:style-name="Text_20_body">за по-одобно можем да добавим символичен линк към composer в /bin</text:p>
      <text:p text:style-name="code">$ ln -s ~/path_to_composer/composer.phar /bin/composer</text:p>
      <text:p text:style-name="Standard">така вместо</text:p>
      <text:p text:style-name="code">$ php composer.phar [command]</text:p>
      <text:p text:style-name="Standard">ще пишем само</text:p>
      <text:p text:style-name="code">$ composer [command]</text:p>
      <text:h text:style-name="Heading_20_2" text:outline-level="2">Структура на проекта</text:h>
      <text:h text:style-name="Heading_20_3" text:outline-level="3">Разлики между Behat и ptbfw</text:h>
      <text:p text:style-name="Text_20_body">При behat структурата е следната</text:p>
      <text:p text:style-name="code">.:</text:p>
      <text:p text:style-name="code">. <text:s/>.. <text:s/>features</text:p>
      <text:p text:style-name="code"/>
      <text:p text:style-name="code">./features:</text:p>
      <text:p text:style-name="code">. <text:s/>.. <text:s/>bootstrap</text:p>
      <text:p text:style-name="code"/>
      <text:p text:style-name="code">./features/bootstrap:</text:p>
      <text:p text:style-name="code">. <text:s/>.. <text:s/>FeatureContext.php</text:p>
      <text:p text:style-name="Standard">При ptbfw структурата е следната</text:p>
      <text:p text:style-name="Standard"/>
      <text:p text:style-name="code">.:</text:p>
      <text:p text:style-name="code">behat.yml <text:s/>composer.json <text:s/>features </text:p>
      <text:p text:style-name="code"/>
      <text:p text:style-name="code">./features:</text:p>
      <text:p text:style-name="code">bootstrap <text:s/>features</text:p>
      <text:p text:style-name="code"/>
      <text:p text:style-name="code">./features/bootstrap:</text:p>
      <text:p text:style-name="code">_classLoader.php <text:s/>FeatureContext.php <text:s/>_lib</text:p>
      <text:p text:style-name="code"/>
      <text:p text:style-name="code">./features/bootstrap/_lib:</text:p>
      <text:p text:style-name="code">ExampleSiteTwo <text:s/>ExmapleSite <text:s/>Ptbf <text:s/>PtbfCommonContext</text:p>
      <text:p text:style-name="code"><text:soft-page-break/></text:p>
      <text:p text:style-name="code">./features/bootstrap/_lib/ExampleSiteTwo:</text:p>
      <text:p text:style-name="code">Context</text:p>
      <text:h text:style-name="Heading_20_4" text:outline-level="4"><text:span text:style-name="T3">Features</text:span></text:h>
      <text:p text:style-name="Standard"><text:span text:style-name="T3">Features </text:span>е изместана в features/features/[project]. Идеята е да можем да използваме сценарии от други проекти.</text:p>
      <text:p text:style-name="Standard"/>
      <text:h text:style-name="Heading_20_4" text:outline-level="4"><text:bookmark-start text:name="__DdeLink__201_788897530"/>Feature Context<text:bookmark-end text:name="__DdeLink__201_788897530"/> </text:h>
      <text:p text:style-name="Text_20_body">Feature Context е изместено в features/bootstrap/_lib/[projects]. Като трябва да се спазва структурата папките да показват използвания namespace.</text:p>
      <text:h text:style-name="Heading_20_4" text:outline-level="4">__classloader</text:h>
      <text:list xml:id="list862251209" text:style-name="L1">
        <text:list-item>
          <text:p text:style-name="P1">Регистрираме classloader за Feature Context.</text:p>
        </text:list-item>
        <text:list-item>
          <text:p text:style-name="P1">Регистрираме autoloader за php unit</text:p>
        </text:list-item>
      </text:list>
      <text:h text:style-name="Heading_20_4" text:outline-level="4">FeatureContext</text:h>
      <text:p text:style-name="Text_20_body">Единствената разлика е че класа няма да наследява Behat\Behat\Context\BehatContext а ще наследи Ptbf\Context\FeatureContext. Целта е да запазим ядрото на behat максимално непроменено, за да може лесно да се добавят други резшир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2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="100%" fo:margin-left="0.9846in" fo:margin-right="0in" fo:text-indent="-0.4in" style:auto-text-indent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ode" style:family="paragraph" style:parent-style-name="Text_20_body" style:class="list">
      <style:paragraph-properties fo:margin="100%" fo:margin-left="0.4925in" fo:margin-right="0in" fo:text-indent="0in" style:auto-text-indent="false" fo:background-color="#000000" fo:padding="0.0201in" fo:border-left="none" fo:border-right="none" fo:border-top="0.06pt dotted #000000" fo:border-bottom="0.06pt dotted #000000" style:shadow="none">
        <style:tab-stops/>
        <style:background-image/>
      </style:paragraph-properties>
      <style:text-properties fo:color="#ffffff"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1.4772in" fo:margin-right="0in" fo:text-indent="-0.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keywork" style:family="paragraph" style:parent-style-name="Standard" style:class="text">
      <style:text-properties fo:font-style="italic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1.7in" fo:margin-right="0in" fo:text-indent="-0.3in" style:auto-text-indent="false" fo:background-color="transparent" style:shadow="none">
        <style:tab-stops/>
        <style:background-image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ote" style:family="paragraph" style:parent-style-name="Text_20_body" style:class="text" style:master-page-name="">
      <style:paragraph-properties style:page-number="auto" fo:background-color="transparent" fo:padding="0.0201in" fo:border-left="none" fo:border-right="0.06pt dashed #000000" fo:border-top="0.06pt dashed #000000" fo:border-bottom="none" style:shadow="none">
        <style:background-image/>
      </style:paragraph-properties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6T02:49:16</meta:creation-date>
    <dc:date>2012-09-02T21:47:59</dc:date>
    <meta:editing-duration>PT1H42M22S</meta:editing-duration>
    <meta:editing-cycles>121</meta:editing-cycles>
    <meta:generator>LibreOffice/3.5$Linux_X86_64 LibreOffice_project/350m1$Build-2</meta:generator>
    <meta:document-statistic meta:table-count="0" meta:image-count="0" meta:object-count="0" meta:page-count="5" meta:paragraph-count="114" meta:word-count="570" meta:character-count="4255" meta:non-whitespace-character-count="3783"/>
  </office:meta>
</office:document-meta>
</file>